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2.5cm" fo:min-width="2.8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5.7cm"/>
    </style:style>
    <style:style style:name="gr6" style:family="graphic" style:parent-style-name="standard">
      <style:graphic-properties draw:textarea-horizontal-align="justify" draw:textarea-vertical-align="middle" draw:auto-grow-height="false" fo:min-height="1.576cm" fo:min-width="4.286cm"/>
    </style:style>
    <style:style style:name="gr7" style:family="graphic" style:parent-style-name="standard">
      <style:graphic-properties draw:textarea-horizontal-align="justify" draw:textarea-vertical-align="middle" draw:auto-grow-height="false" fo:min-height="1.448cm" fo:min-width="4.8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2cm" svg:x="5.4cm" svg:y="11cm">
          <text:p text:style-name="P1">increaseStep =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cm" svg:height="2cm" svg:x="5.4cm" svg:y="13.8cm">
          <text:p text:style-name="P1">index = 0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cm" svg:height="2cm" svg:x="5.4cm" svg:y="16.7cm">
          <text:p text:style-name="P1">array doors[100]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6.7cm" svg:height="5.5cm" svg:x="4.5cm" svg:y="20.9cm">
          <text:p text:style-name="P1">Is doors[index] = “”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5cm" svg:height="2cm" svg:x="15.1cm" svg:y="22.5cm">
          <text:p text:style-name="P2"><text:span text:style-name="T1">doors[index] = “closed”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5cm" svg:height="2cm" svg:x="21.5cm" svg:y="22.5cm">
          <text:p text:style-name="P3"><text:span text:style-name="T2">index = index + 1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cm" svg:y1="23.7cm" svg:x2="15.2cm" svg:y2="23.7cm">
          <text:p/>
        </draw:line>
        <draw:line draw:style-name="gr3" draw:text-style-name="P4" draw:layer="layout" svg:x1="20.1cm" svg:y1="23.6cm" svg:x2="21.6cm" svg:y2="23.6cm">
          <text:p/>
        </draw:line>
        <draw:connector draw:style-name="gr3" draw:text-style-name="P4" draw:layer="layout" svg:x1="7.9cm" svg:y1="13cm" svg:x2="7.9cm" svg:y2="13.8cm" draw:start-shape="id1" draw:start-glue-point="2" draw:end-shape="id2" draw:end-glue-point="0" svg:d="M7900 13000v800" svg:viewBox="0 0 1 801">
          <text:p/>
        </draw:connector>
        <draw:connector draw:style-name="gr3" draw:text-style-name="P4" draw:layer="layout" svg:x1="7.9cm" svg:y1="15.8cm" svg:x2="7.9cm" svg:y2="16.7cm" draw:start-shape="id2" draw:start-glue-point="2" draw:end-shape="id3" draw:end-glue-point="0" svg:d="M7900 15800v900" svg:viewBox="0 0 1 901">
          <text:p/>
        </draw:connector>
        <draw:connector draw:style-name="gr3" draw:text-style-name="P4" xml:id="id6" draw:id="id6" draw:layer="layout" svg:x1="7.9cm" svg:y1="18.7cm" svg:x2="7.85cm" svg:y2="20.9cm" draw:start-shape="id3" draw:start-glue-point="2" draw:end-shape="id4" draw:end-glue-point="4" svg:d="M7900 18700v1100h-50v1100" svg:viewBox="0 0 51 2201">
          <text:p/>
        </draw:connector>
        <draw:connector draw:style-name="gr3" draw:text-style-name="P4" draw:layer="layout" draw:line-skew="-1.9cm" svg:x1="24cm" svg:y1="22.5cm" svg:x2="7.875cm" svg:y2="19.8cm" draw:start-shape="id5" draw:start-glue-point="0" draw:end-shape="id6" draw:end-glue-point="0" svg:d="M24000 22500v-2700h-16125" svg:viewBox="0 0 16126 2701">
          <text:p/>
        </draw:connector>
        <draw:frame draw:style-name="gr4" draw:text-style-name="P5" draw:layer="layout" svg:width="1.535cm" svg:height="0.962cm" svg:x="11.365cm" svg:y="24.2cm">
          <draw:text-box>
            <text:p>Yes</text:p>
          </draw:text-box>
        </draw:frame>
        <draw:custom-shape draw:style-name="gr2" draw:text-style-name="P1" xml:id="id7" draw:id="id7" draw:layer="layout" svg:width="6.7cm" svg:height="5.5cm" svg:x="4.5cm" svg:y="29.2cm">
          <text:p text:style-name="P1">Is increaseStep </text:p>
          <text:p text:style-name="P1">&lt;=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7.85cm" svg:y1="26.4cm" svg:x2="7.85cm" svg:y2="29.2cm" draw:start-shape="id4" draw:start-glue-point="6" draw:end-shape="id7" draw:end-glue-point="4" svg:d="M7850 26400v2800" svg:viewBox="0 0 1 2801">
          <text:p/>
        </draw:connector>
        <draw:custom-shape draw:style-name="gr1" draw:text-style-name="P2" xml:id="id8" draw:id="id8" draw:layer="layout" svg:width="5cm" svg:height="2cm" svg:x="15cm" svg:y="31cm">
          <text:p text:style-name="P2"><text:span text:style-name="T1">index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6.7cm" svg:height="5.5cm" svg:x="25.6cm" svg:y="29.2cm">
          <text:p text:style-name="P1">Is index &lt; 9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0" draw:id="id10" draw:layer="layout" svg:width="6.7cm" svg:height="5.5cm" svg:x="44.1cm" svg:y="29.3cm">
          <text:p text:style-name="P1">Is doors[index] ==</text:p>
          <text:p text:style-name="P1">“closed”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1.2cm" svg:y1="31.95cm" svg:x2="15cm" svg:y2="32cm" draw:start-shape="id7" draw:start-glue-point="7" draw:end-shape="id8" draw:end-glue-point="3" svg:d="M11200 31950h1901v50h1899" svg:viewBox="0 0 3801 51">
          <text:p/>
        </draw:connector>
        <draw:connector draw:style-name="gr3" draw:text-style-name="P4" draw:layer="layout" svg:x1="20cm" svg:y1="32cm" svg:x2="25.6cm" svg:y2="31.95cm" draw:start-shape="id8" draw:start-glue-point="1" draw:end-shape="id9" draw:end-glue-point="5" svg:d="M20000 32000h2800v-50h2800" svg:viewBox="0 0 5601 51">
          <text:p/>
        </draw:connector>
        <draw:line draw:style-name="gr3" draw:text-style-name="P4" draw:layer="layout" svg:x1="32.2cm" svg:y1="32cm" svg:x2="44.2cm" svg:y2="32cm">
          <text:p/>
        </draw:line>
        <draw:custom-shape draw:style-name="gr1" draw:text-style-name="P2" xml:id="id11" draw:id="id11" draw:layer="layout" svg:width="5cm" svg:height="2cm" svg:x="53.5cm" svg:y="31.1cm">
          <text:p text:style-name="P2"><text:span text:style-name="T1">doors[index] = “open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5cm" svg:height="2cm" svg:x="45cm" svg:y="25cm">
          <text:p text:style-name="P2"><text:span text:style-name="T1">doors[index] = “closed”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6.2cm" svg:height="2cm" svg:x="25.9cm" svg:y="25.9cm">
          <text:p text:style-name="P2"><text:span text:style-name="T1">index = index + increaseSte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0.8cm" svg:y1="32.05cm" svg:x2="53.5cm" svg:y2="32.1cm" draw:start-shape="id10" draw:start-glue-point="7" draw:end-shape="id11" draw:end-glue-point="3" svg:d="M50800 32050h1351v50h1349" svg:viewBox="0 0 2701 51">
          <text:p/>
        </draw:connector>
        <draw:connector draw:style-name="gr3" draw:text-style-name="P4" draw:layer="layout" draw:line-skew="-3.099cm" svg:x1="56cm" svg:y1="31.1cm" svg:x2="29cm" svg:y2="25.9cm" draw:start-shape="id11" draw:start-glue-point="0" draw:end-shape="id12" draw:end-glue-point="0" svg:d="M56000 31100v-8800h-27000v3600" svg:viewBox="0 0 27001 8801">
          <text:p/>
        </draw:connector>
        <draw:connector draw:style-name="gr3" draw:text-style-name="P4" draw:layer="layout" svg:x1="29cm" svg:y1="27.9cm" svg:x2="28.95cm" svg:y2="29.2cm" draw:start-shape="id12" draw:start-glue-point="2" draw:end-shape="id9" draw:end-glue-point="4" svg:d="M29000 27900v650h-50v650" svg:viewBox="0 0 51 1301">
          <text:p/>
        </draw:connector>
        <draw:connector draw:style-name="gr3" draw:text-style-name="P4" draw:layer="layout" svg:x1="47.45cm" svg:y1="29.3cm" svg:x2="47.5cm" svg:y2="27cm" draw:start-shape="id10" draw:start-glue-point="4" draw:end-shape="id13" draw:end-glue-point="2" svg:d="M47450 29300v-1150h50v-1150" svg:viewBox="0 0 51 2301">
          <text:p/>
        </draw:connector>
        <draw:connector draw:style-name="gr3" draw:text-style-name="P4" draw:layer="layout" svg:x1="47.5cm" svg:y1="25cm" svg:x2="29.051cm" svg:y2="24.5cm" draw:start-shape="id13" draw:start-glue-point="0" svg:d="M47500 25000v-501h-18449v1" svg:viewBox="0 0 18450 502">
          <text:p/>
        </draw:connector>
        <draw:connector draw:style-name="gr3" draw:text-style-name="P4" draw:layer="layout" svg:x1="28.95cm" svg:y1="34.7cm" svg:x2="17.1cm" svg:y2="35.9cm" draw:start-shape="id9" draw:start-glue-point="6" draw:end-shape="id14" draw:end-glue-point="1" svg:d="M28950 34700v1200h-11850" svg:viewBox="0 0 11851 1201">
          <text:p/>
        </draw:connector>
        <draw:custom-shape draw:style-name="gr1" draw:text-style-name="P2" xml:id="id14" draw:id="id14" draw:layer="layout" svg:width="5cm" svg:height="2cm" svg:x="12.1cm" svg:y="34.9cm">
          <text:p text:style-name="P2"><text:span text:style-name="T1">increaseStep = </text:span></text:p>
          <text:p text:style-name="P2"><text:span text:style-name="T1">increaseStep + 1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-1.599cm" svg:x1="12.1cm" svg:y1="35.9cm" svg:x2="4.5cm" svg:y2="31.95cm" draw:start-shape="id14" draw:start-glue-point="3" draw:end-shape="id7" draw:end-glue-point="5" svg:d="M12100 35900h-9700v-3950h2100" svg:viewBox="0 0 9701 3951">
          <text:p/>
        </draw:connector>
        <draw:frame draw:style-name="gr4" draw:text-style-name="P5" draw:layer="layout" svg:width="1.535cm" svg:height="0.962cm" svg:x="11.365cm" svg:y="30.8cm">
          <draw:text-box>
            <text:p>Yes</text:p>
          </draw:text-box>
        </draw:frame>
        <draw:frame draw:style-name="gr4" draw:text-style-name="P5" draw:layer="layout" svg:width="1.535cm" svg:height="0.962cm" svg:x="32.465cm" svg:y="30.938cm">
          <draw:text-box>
            <text:p>Yes</text:p>
          </draw:text-box>
        </draw:frame>
        <draw:custom-shape draw:style-name="gr1" draw:text-style-name="P1" xml:id="id15" draw:id="id15" draw:layer="layout" svg:width="5cm" svg:height="2cm" svg:x="5.3cm" svg:y="39.3cm">
          <text:p text:style-name="P1">index = 0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85cm" svg:y1="34.7cm" svg:x2="7.8cm" svg:y2="39.3cm" draw:start-shape="id7" draw:start-glue-point="6" draw:end-shape="id15" svg:d="M7850 34700v2301h-50v2299" svg:viewBox="0 0 51 4601">
          <text:p/>
        </draw:connector>
        <draw:custom-shape draw:style-name="gr2" draw:text-style-name="P1" xml:id="id16" draw:id="id16" draw:layer="layout" svg:width="6.7cm" svg:height="5.5cm" svg:x="4.4cm" svg:y="43.7cm">
          <text:p text:style-name="P1">Is index &lt; 9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17" draw:id="id17" draw:layer="layout" svg:width="7.6cm" svg:height="2.9cm" svg:x="18cm" svg:y="45cm">
          <text:p text:style-name="P1"><text:span text:style-name="T3"/></text:p>
          <text:p text:style-name="P1"><text:span text:style-name="T3"/></text:p>
          <text:p text:style-name="P1"><text:span text:style-name="T3">“</text:span><text:span text:style-name="T3">Door </text:span><text:span text:style-name="T3">at </text:span><text:span text:style-name="T3">positi</text:span><text:span text:style-name="T3">on” </text:span><text:span text:style-name="T3">index </text:span><text:span text:style-name="T3">“is”</text:span></text:p>
          <text:p text:style-name="P1"><text:span text:style-name="T3">door[i</text:span><text:span text:style-name="T3">ndex]</text:span>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xml:id="id19" draw:id="id19" draw:layer="layout" svg:x1="7.8cm" svg:y1="41.3cm" svg:x2="7.75cm" svg:y2="43.7cm" draw:start-shape="id15" draw:start-glue-point="2" draw:end-shape="id16" draw:end-glue-point="4" svg:d="M7800 41300v1200h-50v1200" svg:viewBox="0 0 51 2401">
          <text:p/>
        </draw:connector>
        <draw:connector draw:style-name="gr3" draw:text-style-name="P4" draw:layer="layout" svg:x1="11.1cm" svg:y1="46.45cm" svg:x2="18.95cm" svg:y2="46.45cm" draw:start-shape="id16" draw:start-glue-point="7" draw:end-shape="id17" draw:end-glue-point="9" svg:d="M11100 46450h7850" svg:viewBox="0 0 7851 1">
          <text:p/>
        </draw:connector>
        <draw:custom-shape draw:style-name="gr1" draw:text-style-name="P2" xml:id="id18" draw:id="id18" draw:layer="layout" svg:width="5cm" svg:height="2cm" svg:x="19.3cm" svg:y="41.5cm">
          <text:p text:style-name="P2"><text:span text:style-name="T1">index = index + 1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1.8cm" svg:y1="45cm" svg:x2="21.8cm" svg:y2="43.5cm" draw:start-shape="id17" draw:start-glue-point="5" draw:end-shape="id18" draw:end-glue-point="2" svg:d="M21800 45000v-1500" svg:viewBox="0 0 1 1501">
          <text:p/>
        </draw:connector>
        <draw:connector draw:style-name="gr3" draw:text-style-name="P4" draw:layer="layout" svg:x1="19.3cm" svg:y1="42.5cm" svg:x2="7.775cm" svg:y2="42.5cm" draw:start-shape="id18" draw:start-glue-point="3" draw:end-shape="id19" draw:end-glue-point="0" svg:d="M19300 42500h-11525" svg:viewBox="0 0 11526 1">
          <text:p/>
        </draw:connector>
        <draw:frame draw:style-name="gr4" draw:text-style-name="P5" draw:layer="layout" svg:width="1.535cm" svg:height="0.962cm" svg:x="11.265cm" svg:y="45.4cm">
          <draw:text-box>
            <text:p>Yes</text:p>
          </draw:text-box>
        </draw:frame>
        <draw:frame draw:style-name="gr4" draw:text-style-name="P5" draw:layer="layout" svg:width="1.311cm" svg:height="0.962cm" svg:x="9.2cm" svg:y="49cm">
          <draw:text-box>
            <text:p>No</text:p>
          </draw:text-box>
        </draw:frame>
        <draw:frame draw:style-name="gr4" draw:text-style-name="P5" draw:layer="layout" svg:width="1.311cm" svg:height="0.962cm" svg:x="6.2cm" svg:y="34.538cm">
          <draw:text-box>
            <text:p>No</text:p>
          </draw:text-box>
        </draw:frame>
        <draw:frame draw:style-name="gr4" draw:text-style-name="P5" draw:layer="layout" svg:width="1.311cm" svg:height="0.962cm" svg:x="29.2cm" svg:y="34.8cm">
          <draw:text-box>
            <text:p>No</text:p>
          </draw:text-box>
        </draw:frame>
        <draw:frame draw:style-name="gr4" draw:text-style-name="P5" draw:layer="layout" svg:width="1.311cm" svg:height="0.962cm" svg:x="7.989cm" svg:y="26.3cm">
          <draw:text-box>
            <text:p>No</text:p>
          </draw:text-box>
        </draw:frame>
        <draw:custom-shape draw:style-name="gr7" draw:text-style-name="P1" xml:id="id20" draw:id="id20" draw:layer="layout" svg:width="7.5cm" svg:height="2.4cm" svg:x="4.1cm" svg:y="6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7.85cm" svg:y1="8.7cm" svg:x2="7.9cm" svg:y2="11cm" draw:start-shape="id20" draw:start-glue-point="8" draw:end-shape="id1" draw:end-glue-point="0" svg:d="M7850 8700v1151h50v1149" svg:viewBox="0 0 51 2301">
          <text:p/>
        </draw:connector>
        <draw:custom-shape draw:style-name="gr7" draw:text-style-name="P1" xml:id="id21" draw:id="id21" draw:layer="layout" svg:width="7.5cm" svg:height="2.4cm" svg:x="4cm" svg:y="52.3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7.75cm" svg:y1="49.2cm" svg:x2="7.75cm" svg:y2="52.3cm" draw:start-shape="id16" draw:start-glue-point="6" draw:end-shape="id21" draw:end-glue-point="4" svg:d="M7750 49200v3100" svg:viewBox="0 0 1 3101">
          <text:p/>
        </draw:connector>
        <draw:frame draw:style-name="gr4" draw:text-style-name="P5" draw:layer="layout" svg:width="1.535cm" svg:height="0.962cm" svg:x="51.165cm" svg:y="30.938cm">
          <draw:text-box>
            <text:p>Yes</text:p>
          </draw:text-box>
        </draw:frame>
        <draw:frame draw:style-name="gr4" draw:text-style-name="P5" draw:layer="layout" svg:width="1.311cm" svg:height="0.962cm" svg:x="45.8cm" svg:y="28.138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9:41:46.972612107</meta:creation-date>
    <dc:date>2019-05-22T20:59:16.539519832</dc:date>
    <meta:editing-duration>PT14M53S</meta:editing-duration>
    <meta:editing-cycles>3</meta:editing-cycles>
    <meta:generator>LibreOffice/6.0.7.3$Linux_X86_64 LibreOffice_project/00m0$Build-3</meta:generator>
    <meta:document-statistic meta:object-count="54"/>
  </office:meta>
</office:document-meta>
</file>